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introduction</text:p>
      <text:p text:style-name="Standard"/>
      <text:p text:style-name="Standard">1.1 Purpose of application</text:p>
      <text:p text:style-name="Standard">The purpose of this project is to create an application for use on an android smartphone. The application will be a game strictly for entertainment. </text:p>
      <text:p text:style-name="Standard"/>
      <text:p text:style-name="Standard">1.2 General characteristics of application </text:p>
      <text:p text:style-name="Standard">The application will be for android-based smartphones, standalone and for single-player use.</text:p>
      <text:p text:style-name="Standard"/>
      <text:p text:style-name="Standard">The game itself is a collect and avoid type of game, meaning the player will attempt to collect certain types of object while avoiding others. While collecting the player will grow and gain the abillity to collect more objects. After collecting sufficient object the level will change.The game will be real-time without a timelimit and the game ends once the player is unable to avoid an un-collectable object or manually ends the game by going to the menu. </text:p>
      <text:p text:style-name="Standard"/>
      <text:p text:style-name="Standard">1.3 Scope of application<text:tab/></text:p>
      <text:p text:style-name="Standard">The application <text:s/>will not support multiplayer </text:p>
      <text:p text:style-name="Standard">will collect statistics(HighScore)</text:p>
      <text:p text:style-name="Standard">saves interuppted games, lets you continue where you left off.</text:p>
      <text:p text:style-name="Standard"/>
      <text:p text:style-name="Standard">1.4 Objectives and succes criteria of the project</text:p>
      <text:p text:style-name="Standard"/>
      <text:p text:style-name="Standard">1.5 Definitions, acronyms and abbreviations </text:p>
      <text:list xml:id="list439956915951299489" text:style-name="L1">
        <text:list-item>
          <text:list>
            <text:list-item>
              <text:p text:style-name="P1">GUI, graphical user interface</text:p>
            </text:list-item>
            <text:list-item>
              <text:p text:style-name="P1">java, platform independent programming language</text:p>
            </text:list-item>
            <text:list-item>
              <text:p text:style-name="P1"/>
            </text:list-item>
          </text:list>
        </text:list-item>
      </text:list>
      <text:p text:style-name="Standard"/>
      <text:p text:style-name="Standard">2 Requirements</text:p>
      <text:p text:style-name="Standard"/>
      <text:p text:style-name="Standard"/>
      <text:p text:style-name="Standard">2.1 Functional Requirements</text:p>
      <text:p text:style-name="Standard">The player should be able to:</text:p>
      <text:p text:style-name="Standard"/>
      <text:list xml:id="list481304524015127060" text:style-name="L2">
        <text:list-item>
          <text:p text:style-name="P2">Select language for the gui</text:p>
        </text:list-item>
        <text:list-item>
          <text:p text:style-name="P2">Change sound options for the game</text:p>
        </text:list-item>
        <text:list-item>
          <text:p text:style-name="P2">Look up instructions</text:p>
        </text:list-item>
        <text:list-item>
          <text:p text:style-name="P2">Start a new game </text:p>
          <text:list>
            <text:list-header>
              <text:p text:style-name="P2">choose if to watch tutorial</text:p>
              <text:p text:style-name="P2">choose difficulty</text:p>
            </text:list-header>
          </text:list>
        </text:list-item>
        <text:list-item>
          <text:p text:style-name="P2">Continue the last game</text:p>
        </text:list-item>
        <text:list-item>
          <text:p text:style-name="P2">play the game</text:p>
          <text:list>
            <text:list-header>
              <text:p text:style-name="P2">move around</text:p>
              <text:p text:style-name="P2">collect object</text:p>
            </text:list-header>
          </text:list>
        </text:list-item>
        <text:list-item>
          <text:p text:style-name="P2">End the game</text:p>
        </text:list-item>
      </text:list>
      <text:p text:style-name="Standard"/>
      <text:p text:style-name="Standard">2.2 </text:p>
      <text:p text:style-name="Standard"><text:tab/><text:tab/></text:p>
      <text:p text:style-name="Standard"/>
      <text:p text:style-name="Standard"><text:tab/><text:tab/><text:tab/></text:p>
      <text:p text:style-name="Standard"><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4:44:49.05</meta:creation-date>
    <meta:document-statistic meta:table-count="0" meta:image-count="0" meta:object-count="0" meta:page-count="1" meta:paragraph-count="32" meta:word-count="231" meta:character-count="1428"/>
    <dc:date>2013-03-27T16:23:08.53</dc:date>
    <meta:editing-duration>PT7S</meta:editing-duration>
    <meta:editing-cycles>1</meta:editing-cycles>
    <meta:generator>OpenOffice.org/3.4$Win32 OpenOffice.org_project/340m1$Build-9590</meta:generator>
  </office:meta>
</office:document-meta>
</file>